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9df6" officeooo:paragraph-rsid="00049df6"/>
    </style:style>
    <style:style style:name="P2" style:family="paragraph" style:parent-style-name="Standard">
      <style:text-properties officeooo:rsid="0004e0e4" officeooo:paragraph-rsid="0004e0e4"/>
    </style:style>
    <style:style style:name="P3" style:family="paragraph" style:parent-style-name="Standard">
      <style:text-properties fo:language="ru" fo:country="RU" officeooo:rsid="000680dc" officeooo:paragraph-rsid="000680dc"/>
    </style:style>
    <style:style style:name="P4" style:family="paragraph" style:parent-style-name="Standard">
      <style:text-properties fo:language="en" fo:country="US" officeooo:rsid="000680dc" officeooo:paragraph-rsid="000680dc"/>
    </style:style>
    <style:style style:name="T1" style:family="text">
      <style:text-properties fo:language="de" fo:country="DE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04e0e4"/>
    </style:style>
    <style:style style:name="T4" style:family="text">
      <style:text-properties fo:language="ru" fo:country="RU" officeooo:rsid="0006206a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0680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 <text:span text:style-name="T3">талица и не только </text:span></text:p>
      <text:p text:style-name="P2"><text:span text:style-name="T4">2. </text:span><text:span text:style-name="T2">3 ссылки: </text:span><text:span text:style-name="T5">home, <text:s/>about us <text:s text:c="2"/></text:span><text:span text:style-name="T1"><text:s/></text:span><text:span text:style-name="T2">описание </text:span><text:span text:style-name="T6">Parrot</text:span></text:p>
      <text:p text:style-name="P3">средняя часть таблица на всех терх</text:p>
      <text:p text:style-name="P4">tel-ran <text:s/><text:span text:style-name="T2">ссылка</text:span></text:p>
      <text:p text:style-name="P4"><text:span text:style-name="T2"/></text:p>
      <text:p text:style-name="P4"><text:span text:style-name="T2">со звездочкой создание</text:span></text:p>
      <text:p text:style-name="P4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5-31T13:58:04.359000000</dc:date>
    <meta:editing-duration>PT43S</meta:editing-duration>
    <meta:editing-cycles>3</meta:editing-cycles>
    <meta:document-statistic meta:table-count="0" meta:image-count="0" meta:object-count="0" meta:page-count="1" meta:paragraph-count="5" meta:word-count="24" meta:character-count="139" meta:non-whitespace-character-count="114"/>
  </office:meta>
</office:document-meta>
</file>